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26.5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1.3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3"/>
        <table:table-column table:style-name="co5" table:default-cell-style-name="ce4"/>
        <table:table-column table:style-name="co4" table:number-columns-repeated="1017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3" table:number-rows-spanned="1">
            <text:p>Ressourcen in Benutzung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Micha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ennis</text:p>
          </table:table-cell>
          <table:table-cell table:style-name="ce2" office:value-type="string" calcext:value-type="string">
            <text:p>TODO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sr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nputFromDat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put der Units verarbeit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c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OContoll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chnittstellen an Interfaces anbind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essourc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ssourcen müssen noch weitergegeben werd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xml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.00.0000</text:date>, <text:time style:data-style-name="N2" text:time-value="16:52:01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6S</meta:editing-duration>
    <meta:editing-cycles>14</meta:editing-cycles>
    <meta:generator>LibreOffice/5.1.6.2$Windows_x86 LibreOffice_project/07ac168c60a517dba0f0d7bc7540f5afa45f0909</meta:generator>
    <dc:date>2017-02-08T16:53:09.468000000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